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style:font-name="Verdana1"/>
    </style:style>
    <style:style style:name="T2" style:family="text">
      <style:text-properties style:font-name="Verdana1" fo:font-size="14pt"/>
    </style:style>
    <style:style style:name="T3" style:family="text">
      <style:text-properties fo:color="#000080"/>
    </style:style>
    <style:style style:name="T4" style:family="text">
      <style:text-properties fo:color="#000080" style:font-name="Verdana1" fo:font-size="14pt"/>
    </style:style>
    <style:style style:name="T5" style:family="text">
      <style:text-properties style:font-name="Comic Sans M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h Tea Recipes </text:p>
      <text:p text:style-name="Standard"/>
      <text:p text:style-name="Standard">Using bath teas are gaining popularity as a new relaxed bathing experience! The idea behind them is to combine certain herbs that can be simmered and steeped for about 15 minutes and then add these to your bath water. The herbs can be combined for relaxation, revitalization, calming herbs, etc.</text:p>
      <text:p text:style-name="Standard"/>
      <text:p text:style-name="Standard">You put your herbs in a small bag, made from cheesecloth or they can even just be put right in the water and then strained through cheesecloth before being added to the bath tub.  The herbs should be boiled and then covered and left to steep for about 15 minutes.  If you are real rushed for time you can put them in a coffee filter in your coffee maker and run water through them. They don’t get quite the steeping time but the aromatic effects would be very useful as well. </text:p>
      <text:p text:style-name="Standard"/>
      <text:p text:style-name="Standard"><text:s/>Here are some recipes for bath teas that you can prepare and store in a container to use as often as you would like a nice refreshing bath. You can look for the herbs at health food stores or for on-line sources. I buy my loose herbs from www.azurestandard.com </text:p>
      <text:p text:style-name="Standard"/>
      <text:p text:style-name="Standard">^^^^^^^^^^^^^^^^^^^^^^^^^^^^^^^^^^</text:p>
      <text:p text:style-name="P1">Herb Tea for Relaxation</text:p>
      <text:p text:style-name="Standard"/>
      <text:p text:style-name="Standard">1 cup rosemary<text:line-break/>1 cups lavender<text:line-break/>1 cups rose petals<text:line-break/>1 cup mint </text:p>
      <text:p text:style-name="Standard"/>
      <text:p text:style-name="Standard">Mix these ingredients together and store in a container.  When you want to use them, measure out ½ cup of them and bring to a boil in 1 to 2 cups water. Turn off heat and allow to sit and steep for about 15 minutes.  Strain and add to your bath water.</text:p>
      <text:p text:style-name="Standard"/>
      <text:p text:style-name="Standard">Here is another combination that will also provide ingredients for skin softening.</text:p>
      <text:p text:style-name="Standard"/>
      <text:p text:style-name="Standard">^^^^^^^^^^^^^^^^^^^^^^^^^^^^^^^^^^^</text:p>
      <text:p text:style-name="P1">Soft and Relaxing Bath Tea Mix </text:p>
      <text:p text:style-name="Standard"/>
      <text:p text:style-name="Standard">½ cup dried mint<text:line-break/>½ cup dried chamomile<text:line-break/>½ cup dried lavender<text:line-break/>½ cup dried rosemary<text:line-break/>½ cup dried rose petals<text:line-break/>½ cup ground oatmeal (you can easily grind this up in your blender)<text:line-break/>½ cup powdered milk</text:p>
      <text:p text:style-name="Standard"/>
      <text:p text:style-name="Standard">This recipe also easily doubles or triples. Combine the above ingredients and <text:soft-page-break/>store in a container. When you want to use them, simply put ½ to 1 cup in a pan and bring to a boil with 1 to 2 cups of water. Turn off heat, cover and let sit for 15 minutes to steep. Strain and add to your bath wat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20:11:23.03</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2" meta:paragraph-count="13" meta:word-count="382" meta:character-count="2055"/>
  </office:meta>
</office:document-meta>
</file>